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4.291in"/>
    </style:style>
    <style:style style:name="Table1.C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7720" officeooo:paragraph-rsid="001faf22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weight="bold" officeooo:rsid="001faf22" officeooo:paragraph-rsid="001faf22" style:font-weight-asian="bold" style:font-weight-complex="bold"/>
    </style:style>
    <style:style style:name="P3" style:family="paragraph" style:parent-style-name="Table_20_Contents">
      <style:text-properties fo:font-weight="bold" officeooo:rsid="00223659" officeooo:paragraph-rsid="00223659" style:font-weight-asian="bold" style:font-weight-complex="bold"/>
    </style:style>
    <style:style style:name="P4" style:family="paragraph" style:parent-style-name="Table_20_Contents">
      <style:text-properties fo:font-weight="bold" officeooo:rsid="0024c035" officeooo:paragraph-rsid="0024c035" style:font-weight-asian="bold" style:font-weight-complex="bold"/>
    </style:style>
    <style:style style:name="P5" style:family="paragraph" style:parent-style-name="Table_20_Contents">
      <style:text-properties officeooo:rsid="001faf22" officeooo:paragraph-rsid="001faf22"/>
    </style:style>
    <style:style style:name="P6" style:family="paragraph" style:parent-style-name="Table_20_Contents">
      <style:text-properties officeooo:paragraph-rsid="0020b70a"/>
    </style:style>
    <style:style style:name="P7" style:family="paragraph" style:parent-style-name="Table_20_Contents">
      <style:text-properties officeooo:rsid="0020b70a" officeooo:paragraph-rsid="0020b70a"/>
    </style:style>
    <style:style style:name="P8" style:family="paragraph" style:parent-style-name="Table_20_Contents">
      <style:text-properties officeooo:rsid="00223659" officeooo:paragraph-rsid="00223659"/>
    </style:style>
    <style:style style:name="P9" style:family="paragraph" style:parent-style-name="Table_20_Contents">
      <style:text-properties officeooo:rsid="00266795" officeooo:paragraph-rsid="00266795"/>
    </style:style>
    <style:style style:name="P10" style:family="paragraph" style:parent-style-name="Table_20_Contents">
      <style:text-properties officeooo:rsid="00285f2f" officeooo:paragraph-rsid="00285f2f"/>
    </style:style>
    <style:style style:name="P11" style:family="paragraph" style:parent-style-name="Standard" style:list-style-name="L1"/>
    <style:style style:name="P12" style:family="paragraph" style:parent-style-name="Table_20_Contents" style:list-style-name="L2">
      <style:text-properties officeooo:paragraph-rsid="001faf22"/>
    </style:style>
    <style:style style:name="P13" style:family="paragraph" style:parent-style-name="Table_20_Contents" style:list-style-name="L2">
      <style:text-properties officeooo:rsid="001faf22" officeooo:paragraph-rsid="001faf22"/>
    </style:style>
    <style:style style:name="P14" style:family="paragraph" style:parent-style-name="Table_20_Contents" style:list-style-name="L3">
      <style:text-properties officeooo:paragraph-rsid="0020b70a"/>
    </style:style>
    <style:style style:name="P15" style:family="paragraph" style:parent-style-name="Table_20_Contents" style:list-style-name="L3">
      <style:text-properties officeooo:rsid="0020b70a" officeooo:paragraph-rsid="0020b70a"/>
    </style:style>
    <style:style style:name="P16" style:family="paragraph" style:parent-style-name="Table_20_Contents" style:list-style-name="L4">
      <style:text-properties officeooo:rsid="0020b70a" officeooo:paragraph-rsid="0020b70a"/>
    </style:style>
    <style:style style:name="P17" style:family="paragraph" style:parent-style-name="Table_20_Contents" style:list-style-name="L5">
      <style:text-properties officeooo:rsid="0020b70a" officeooo:paragraph-rsid="0020b70a"/>
    </style:style>
    <style:style style:name="P18" style:family="paragraph" style:parent-style-name="Table_20_Contents" style:list-style-name="L6">
      <style:text-properties officeooo:rsid="0020b70a" officeooo:paragraph-rsid="0020b70a"/>
    </style:style>
    <style:style style:name="P19" style:family="paragraph" style:parent-style-name="Table_20_Contents" style:list-style-name="L3">
      <style:text-properties officeooo:rsid="0027cb17" officeooo:paragraph-rsid="0027cb17"/>
    </style:style>
    <style:style style:name="P20" style:family="paragraph" style:parent-style-name="Table_20_Contents" style:list-style-name="L3">
      <style:text-properties officeooo:rsid="00285f2f" officeooo:paragraph-rsid="00285f2f"/>
    </style:style>
    <style:style style:name="P21" style:family="paragraph" style:parent-style-name="Table_20_Contents" style:list-style-name="L10">
      <style:text-properties officeooo:rsid="00285f2f" officeooo:paragraph-rsid="00285f2f"/>
    </style:style>
    <style:style style:name="P22" style:family="paragraph" style:parent-style-name="Table_20_Contents" style:list-style-name="L4"/>
    <style:style style:name="P23" style:family="paragraph" style:parent-style-name="Table_20_Contents" style:list-style-name="L6">
      <style:text-properties officeooo:rsid="0023d00c" officeooo:paragraph-rsid="0023d00c"/>
    </style:style>
    <style:style style:name="P24" style:family="paragraph" style:parent-style-name="Table_20_Contents" style:list-style-name="L7">
      <style:text-properties officeooo:rsid="00223659" officeooo:paragraph-rsid="00223659"/>
    </style:style>
    <style:style style:name="P25" style:family="paragraph" style:parent-style-name="Table_20_Contents" style:list-style-name="L8">
      <style:text-properties officeooo:rsid="00223659" officeooo:paragraph-rsid="00223659"/>
    </style:style>
    <style:style style:name="P26" style:family="paragraph" style:parent-style-name="Table_20_Contents" style:list-style-name="L9">
      <style:text-properties officeooo:rsid="00266795" officeooo:paragraph-rsid="00266795"/>
    </style:style>
    <style:style style:name="T1" style:family="text">
      <style:text-properties officeooo:rsid="001faf22"/>
    </style:style>
    <style:style style:name="T2" style:family="text">
      <style:text-properties officeooo:rsid="0020b70a"/>
    </style:style>
    <style:style style:name="T3" style:family="text">
      <style:text-properties fo:font-weight="bold" officeooo:rsid="001faf22" style:font-weight-asian="bold" style:font-weight-complex="bold"/>
    </style:style>
    <style:style style:name="T4" style:family="text">
      <style:text-properties fo:font-weight="bold" officeooo:rsid="00223659" style:font-weight-asian="bold" style:font-weight-complex="bold"/>
    </style:style>
    <style:style style:name="T5" style:family="text">
      <style:text-properties fo:font-weight="bold" officeooo:rsid="0023d00c" style:font-weight-asian="bold" style:font-weight-complex="bold"/>
    </style:style>
    <style:style style:name="T6" style:family="text">
      <style:text-properties officeooo:rsid="00223659"/>
    </style:style>
    <style:style style:name="T7" style:family="text">
      <style:text-properties officeooo:rsid="0023d00c"/>
    </style:style>
    <style:style style:name="T8" style:family="text">
      <style:text-properties officeooo:rsid="002a2de8"/>
    </style:style>
    <style:style style:name="T9" style:family="text">
      <style:text-properties officeooo:rsid="002d148c"/>
    </style:style>
    <style:style style:name="T10" style:family="text">
      <style:text-properties officeooo:rsid="002ea0e7"/>
    </style:style>
    <style:style style:name="T11" style:family="text">
      <style:text-properties officeooo:rsid="00303b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 PREPARATION CHECKLIST</text:p>
      <text:list xml:id="list4441202225266874753" text:style-name="L1">
        <text:list-header>
          <text:p text:style-name="P11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3">NO</text:p>
          </table:table-cell>
          <table:table-cell table:style-name="Table1.A1" table:number-rows-spanned="2" office:value-type="string">
            <text:p text:style-name="P2">ITEM</text:p>
          </table:table-cell>
          <table:table-cell table:style-name="Table1.C1" table:number-columns-spanned="2" office:value-type="string">
            <text:p text:style-name="P4">STATUS </text:p>
            <text:p text:style-name="P4"/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4">YES</text:p>
          </table:table-cell>
          <table:table-cell table:style-name="Table1.D2" office:value-type="string">
            <text:p text:style-name="P4">NO</text:p>
          </table:table-cell>
        </table:table-row>
        <table:table-row>
          <table:table-cell table:style-name="Table1.C2" office:value-type="string">
            <text:p text:style-name="P8">1</text:p>
          </table:table-cell>
          <table:table-cell table:style-name="Table1.C2" office:value-type="string">
            <text:p text:style-name="P5">Presentations: </text:p>
            <text:list xml:id="list4211732241716334111" text:style-name="L2">
              <text:list-item>
                <text:p text:style-name="P12"><text:span text:style-name="T1">Background to BHT (</text:span><text:span text:style-name="T3">ART Video inclusive but optional),- </text:span><text:span text:style-name="T4">Hardware &amp; Software Innovations,</text:span><text:span text:style-name="T5"> achievements</text:span><text:span text:style-name="T4">)</text:span></text:p>
              </text:list-item>
              <text:list-item>
                <text:p text:style-name="P13">System Background <text:s text:c="12"/></text:p>
              </text:list-item>
              <text:list-item>
                <text:p text:style-name="P13">Data Quality in <text:s text:c="4"/>Health care</text:p>
              </text:list-item>
              <text:list-item>
                <text:p text:style-name="P13">Why Change from Paper to EMRs</text:p>
              </text:list-item>
              <text:list-item>
                <text:p text:style-name="P13">Demonstration slid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2</text:p>
          </table:table-cell>
          <table:table-cell table:style-name="Table1.C2" office:value-type="string">
            <text:p text:style-name="P6">Handouts/<text:span text:style-name="T2">Printouts</text:span>: </text:p>
            <text:list xml:id="list6760115412803016608" text:style-name="L3">
              <text:list-item>
                <text:p text:style-name="P14">Program</text:p>
              </text:list-item>
              <text:list-item>
                <text:p text:style-name="P14">Scenarios</text:p>
              </text:list-item>
              <text:list-item>
                <text:p text:style-name="P15">Quick guide to the system.</text:p>
              </text:list-item>
              <text:list-item>
                <text:p text:style-name="P15">User manual</text:p>
              </text:list-item>
              <text:list-item>
                <text:p text:style-name="P19">Pre-Post Evaluation Forms.</text:p>
              </text:list-item>
              <text:list-item>
                <text:p text:style-name="P20">Allowances signing sheets</text:p>
              </text:list-item>
              <text:list-item>
                <text:p text:style-name="P20"><text:span text:style-name="T9">Participant r</text:span>egistration forms</text:p>
                <text:p text:style-name="P20"/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3</text:p>
          </table:table-cell>
          <table:table-cell table:style-name="Table1.C2" office:value-type="string">
            <text:p text:style-name="P7">Stationery:</text:p>
            <text:list xml:id="list7030793674863083538" text:style-name="L4">
              <text:list-item>
                <text:p text:style-name="P22">Writing Pads</text:p>
              </text:list-item>
              <text:list-item>
                <text:p text:style-name="P16">Markers</text:p>
              </text:list-item>
              <text:list-item>
                <text:p text:style-name="P16">Flip charts</text:p>
              </text:list-item>
              <text:list-item>
                <text:p text:style-name="P16">Pens</text:p>
              </text:list-item>
              <text:list-item>
                <text:p text:style-name="P16">Pre-stick</text:p>
              </text:list-item>
              <text:list-item>
                <text:p text:style-name="P16">Ribbons and labels <text:s/>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4</text:p>
          </table:table-cell>
          <table:table-cell table:style-name="Table1.C2" office:value-type="string">
            <text:p text:style-name="P7">Hardware.</text:p>
            <text:list xml:id="list1768696399318401840" text:style-name="L5">
              <text:list-item>
                <text:p text:style-name="P17">Projector +power &amp; VGA/<text:span text:style-name="T10">HDMI</text:span> cables</text:p>
              </text:list-item>
              <text:list-item>
                <text:p text:style-name="P17">Training server + Power adapter/battery charger (tested)</text:p>
              </text:list-item>
              <text:list-item>
                <text:p text:style-name="P17">Switch +power cable</text:p>
              </text:list-item>
              <text:list-item>
                <text:p text:style-name="P17">Network cables (tested)</text:p>
              </text:list-item>
              <text:list-item>
                <text:p text:style-name="P17">Computers (Cloned)</text:p>
              </text:list-item>
              <text:list-item>
                <text:p text:style-name="P17">Printers +power adapters</text:p>
              </text:list-item>
              <text:list-item>
                <text:p text:style-name="P17">Scanners ( calibrated)</text:p>
              </text:list-item>
              <text:list-item>
                <text:p text:style-name="P17">Printer cables</text:p>
              </text:list-item>
              <text:list-item>
                <text:p text:style-name="P17">Power extensions</text:p>
              </text:list-item>
              <text:list-item>
                <text:p text:style-name="P17">Gen set + Fuel 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5</text:p>
          </table:table-cell>
          <table:table-cell table:style-name="Table1.C2" office:value-type="string">
            <text:p text:style-name="P7">Application on <text:span text:style-name="T6">Training </text:span>server/laptop</text:p>
            <text:list xml:id="list6924586475658353629" text:style-name="L6">
              <text:list-item>
                <text:p text:style-name="P18"><text:soft-page-break/>set</text:p>
              </text:list-item>
              <text:list-item>
                <text:p text:style-name="P18">Up to date</text:p>
              </text:list-item>
              <text:list-item>
                <text:p text:style-name="P18">tested <text:span text:style-name="T7">(all relevant scenarios)</text:span></text:p>
              </text:list-item>
              <text:list-item>
                <text:p text:style-name="P23">Dataset uploaded.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6</text:p>
          </table:table-cell>
          <table:table-cell table:style-name="Table1.C2" office:value-type="string">
            <text:p text:style-name="P7">Trainees Allowances (Either lunch or Money <text:span text:style-name="T7">depending on site</text:span>)</text:p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7</text:p>
          </table:table-cell>
          <table:table-cell table:style-name="Table1.C2" office:value-type="string">
            <text:p text:style-name="P8">Training Room availability.</text:p>
            <text:list xml:id="list1148358078035038599" text:style-name="L7">
              <text:list-item>
                <text:p text:style-name="P24">Confirm before departure</text:p>
                <text:list>
                  <text:list-item>
                    <text:p text:style-name="P24">Availability</text:p>
                  </text:list-item>
                  <text:list-item>
                    <text:p text:style-name="P24">Spacious for all trainees</text:p>
                  </text:list-item>
                  <text:list-item>
                    <text:p text:style-name="P24">Furniture</text:p>
                  </text:list-item>
                  <text:list-item>
                    <text:p text:style-name="P24">Ventilation/lighting</text:p>
                  </text:list-item>
                </text:list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8">8</text:p>
          </table:table-cell>
          <table:table-cell table:style-name="Table1.C2" office:value-type="string">
            <text:p text:style-name="P8">Patient Flow</text:p>
            <text:list xml:id="list4849250736980678915" text:style-name="L8">
              <text:list-item>
                <text:p text:style-name="P25">Understand current work-flow at the facility (refer to technical recognizance report)</text:p>
              </text:list-item>
              <text:list-item>
                <text:p text:style-name="P25">Proposed patient flow according to system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9">10</text:p>
          </table:table-cell>
          <table:table-cell table:style-name="Table1.C2" office:value-type="string">
            <text:p text:style-name="P9">Resource Person (For non EMR related components such as New ART Guidelines.</text:p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9">11</text:p>
          </table:table-cell>
          <table:table-cell table:style-name="Table1.C2" office:value-type="string">
            <text:p text:style-name="P9">Confirmation with facility management</text:p>
            <text:list xml:id="list6377282491513790097" text:style-name="L9">
              <text:list-item>
                <text:p text:style-name="P26">Facility manager/director</text:p>
              </text:list-item>
              <text:list-item>
                <text:p text:style-name="P26">Departmental head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10">12</text:p>
          </table:table-cell>
          <table:table-cell table:style-name="Table1.C2" office:value-type="string">
            <text:p text:style-name="P10">Lesson planning</text:p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10">13</text:p>
          </table:table-cell>
          <table:table-cell table:style-name="Table1.C2" office:value-type="string">
            <text:p text:style-name="P10">Post Training Activities</text:p>
            <text:list xml:id="list2366503978451246938" text:style-name="L10">
              <text:list-item>
                <text:p text:style-name="P21">Training reports</text:p>
              </text:list-item>
              <text:list-item>
                <text:p text:style-name="P21">Enter training <text:span text:style-name="T8">participants</text:span> names into Database</text:p>
              </text:list-item>
              <text:list-item>
                <text:p text:style-name="P21">Print and file trainees list in specified files</text:p>
              </text:list-item>
              <text:list-item>
                <text:p text:style-name="P21">Training Evaluation analysis</text:p>
              </text:list-item>
            </text:list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31T10:21:33</meta:creation-date>
    <dc:date>2017-11-02T14:20:48.041332866</dc:date>
    <meta:editing-duration>PT9H15M47S</meta:editing-duration>
    <meta:editing-cycles>15</meta:editing-cycles>
    <meta:generator>LibreOffice/5.1.6.2$Linux_X86_64 LibreOffice_project/10m0$Build-2</meta:generator>
    <meta:print-date>2012-01-21T07:15:14</meta:print-date>
    <meta:printed-by>Chimango Munthali</meta:printed-by>
    <meta:document-statistic meta:table-count="1" meta:image-count="0" meta:object-count="0" meta:page-count="2" meta:paragraph-count="75" meta:word-count="258" meta:character-count="1604" meta:non-whitespace-character-count="1443"/>
    <meta:user-defined meta:name="Info 1"/>
    <meta:user-defined meta:name="Info 2"/>
    <meta:user-defined meta:name="Info 3"/>
    <meta:user-defined meta:name="Info 4"/>
  </office:meta>
</office:document-meta>
</file>